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officeooo:rsid="0007df1f" officeooo:paragraph-rsid="0007df1f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officeooo:rsid="001dcf9c" officeooo:paragraph-rsid="001dcf9c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8704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956a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a29b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c229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e206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ea94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fo:font-weight="normal" officeooo:rsid="000f6ec8" officeooo:paragraph-rsid="000f6ec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0f6ec8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19b5f1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20eb88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1dcf9c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0f6ec8" officeooo:paragraph-rsid="000f6ec8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0f929b" officeooo:paragraph-rsid="000f929b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fo:font-weight="normal" officeooo:rsid="000956ac" officeooo:paragraph-rsid="000a29b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fo:font-weight="normal" officeooo:rsid="000a29b6" officeooo:paragraph-rsid="000ea94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size="12pt" fo:font-weight="normal" officeooo:rsid="000c229f" officeooo:paragraph-rsid="000e206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size="12pt" fo:font-weight="normal" officeooo:rsid="000ea94e" officeooo:paragraph-rsid="000f6ec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size="12pt" fo:font-weight="normal" officeooo:rsid="000f6ec8" officeooo:paragraph-rsid="000f6ec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size="12pt" fo:font-weight="normal" officeooo:rsid="000f929b" officeooo:paragraph-rsid="000f929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font-size="12pt" fo:font-weight="normal" officeooo:rsid="001064e4" officeooo:paragraph-rsid="0011ee37" style:font-size-asian="10.5pt" style:font-weight-asian="normal" style:font-size-complex="12pt" style:font-weight-complex="normal"/>
    </style:style>
    <style:style style:name="T1" style:family="text">
      <style:text-properties officeooo:rsid="000808c5"/>
    </style:style>
    <style:style style:name="T2" style:family="text">
      <style:text-properties officeooo:rsid="000a29b6"/>
    </style:style>
    <style:style style:name="T3" style:family="text">
      <style:text-properties officeooo:rsid="000c229f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ea94e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01124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1ee37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2d8ae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9b5f1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064e4" style:font-size-asian="10.5pt" style:font-weight-asian="normal" style:font-size-complex="12pt" style:font-weight-complex="normal"/>
    </style:style>
    <style:style style:name="T11" style:family="text">
      <style:text-properties fo:font-size="14pt" fo:font-weight="bold" officeooo:rsid="001dcf9c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owards Manual </text:span>Software <text:span text:style-name="T1">Parallelization Assistance Solution</text:span></text:p>
      <text:p text:style-name="P4"><text:tab/>Despite decades of continued research and engineering efforts into automatic software parallelization methods at the moment the task is still largely dependent upon an expert programmer <text:s/>involvement.</text:p>
      <text:p text:style-name="P4"/>
      <text:p text:style-name="P16">Functional programming </text:p>
      <text:p text:style-name="P5"/>
      <text:p text:style-name="P5"/>
      <text:p text:style-name="P5"><text:span text:style-name="T2">Parallel Patterns Library <text:s/></text:span><text:s/></text:p>
      <text:p text:style-name="P3"/>
      <text:p text:style-name="P3"/>
      <text:p text:style-name="P17">In the modern computing world the manual software parallelization can be done in countless number of ways. A programmer is free to choose any software parallelization framework, which meets the target criteria. <text:s text:c="2"/></text:p>
      <text:p text:style-name="P8"/>
      <text:p text:style-name="P17">At the different levels of granularity as well as at the different layers of the software stack. The closer the level to the target hardware the more hardware target-specific details it requires and hence the harder it is to a programmer to harness all the </text:p>
      <text:p text:style-name="P6"/>
      <text:p text:style-name="P9">Lower-level parallel programming models</text:p>
      <text:p text:style-name="P18">OS level, UNIX systems, POSIX threads (Pthreads) – C language programming types and procedure calls</text:p>
      <text:p text:style-name="P7"/>
      <text:p text:style-name="P7"><text:span text:style-name="T3"><text:s text:c="8"/></text:span><text:s text:c="3"/></text:p>
      <text:p text:style-name="P10"><text:span text:style-name="T5">Algorithmic skeletons and high-level parallelism patterns are at the closest to the human reasoning level. </text:span>Starting from a basic set of patterns (skeletons), more complex patterns can be built by combining the basic ones. <text:span text:style-name="T5"><text:s/></text:span></text:p>
      <text:p text:style-name="P19"/>
      <text:p text:style-name="P14"><text:span text:style-name="T5">S</text:span><text:span text:style-name="T4">keletons are provided either as language constructs (domain-specific language and its compiler) or libraries. The latter is a more recent trend. <text:s/></text:span></text:p>
      <text:p text:style-name="P19"/>
      <text:p text:style-name="P14"><text:span text:style-name="T5">T</text:span><text:span text:style-name="T4">here is a vast array of different parallel programming libraries implementing the ideas of available </text:span></text:p>
      <text:p text:style-name="P9"/>
      <text:p text:style-name="P15"><text:span text:style-name="T4">Skeletons: map, reduce, zip, fold, pipe, </text:span><text:span text:style-name="T6">butterfly</text:span></text:p>
      <text:p text:style-name="P21">farm, divide &amp; conquer, stencil, wavefront, <text:s/>gather, scatter,</text:p>
      <text:p text:style-name="P21"><text:soft-page-break/></text:p>
      <text:p text:style-name="P12"><text:span text:style-name="T10">While lower-level parallel programming models such as STL threads, POSIX threads, OpenMP, MPI hide specific details of the underlying parallel hardware platform, </text:span><text:span text:style-name="T7">they stiil leave a programmer with a number of challenges to address. The list of challenges is long: </text:span><text:span text:style-name="T10">problem partitioning, load balancing, communications, </text:span><text:span text:style-name="T7">synchronization and race conditions, memory issues, I/O issues, etc. When a programmer chooses to use higher-level parallel algorithmic patterns thesement skills.<text:line-break/></text:span></text:p>
      <text:p text:style-name="P13"><text:span text:style-name="T11">Fo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4:57:35.422813244</meta:creation-date>
    <meta:editing-duration>PT2M33S</meta:editing-duration>
    <meta:editing-cycles>2</meta:editing-cycles>
    <meta:generator>LibreOffice/6.0.7.3$Linux_X86_64 LibreOffice_project/00m0$Build-3</meta:generator>
    <dc:date>2020-03-18T14:59:43.689622663</dc:date>
    <meta:document-statistic meta:table-count="0" meta:image-count="0" meta:object-count="0" meta:page-count="2" meta:paragraph-count="16" meta:word-count="285" meta:character-count="1997" meta:non-whitespace-character-count="1698"/>
  </office:meta>
</office:document-meta>
</file>